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style:style style:name="T469" style:family="text">
      <style:text-properties officeooo:rsid="0201298c"/>
    </style:style>
    <style:style style:name="T470" style:family="text">
      <style:text-properties officeooo:rsid="0202aab7"/>
    </style:style>
    <style:style style:name="T471" style:family="text">
      <style:text-properties officeooo:rsid="02031275"/>
    </style:style>
    <style:style style:name="T472" style:family="text">
      <style:text-properties officeooo:rsid="020405d3"/>
    </style:style>
    <style:style style:name="T473" style:family="text">
      <style:text-properties officeooo:rsid="0204d382"/>
    </style:style>
    <style:style style:name="T474" style:family="text">
      <style:text-properties officeooo:rsid="0205afa3"/>
    </style:style>
    <style:style style:name="T475" style:family="text">
      <style:text-properties officeooo:rsid="0206f5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text:span><text:span text:style-name="T469">C</text:span><text:span text:style-name="T468">hief goes back? Honestly? You have to wait around nine months for him to show up? That’s ridiculous.”</text:span></text:p>
      <text:p text:style-name="P62"><text:s text:c="5"/><text:span text:style-name="T468">Russ nodded. “Maybe, but it’s all we’ve got.”</text:span></text:p>
      <text:p text:style-name="P62"><text:s text:c="5"/><text:span text:style-name="T469">Russ stepped to the center of the room. “I’ll be back.” He opened a vortex and stepped into time.</text:span></text:p>
      <text:p text:style-name="P62"><text:s text:c="5"/><text:span text:style-name="T469">Stepping out of the vortex, Russ saw Chicago of 2012. </text:span><text:span text:style-name="T470">Nothing crazy was happening thankfully. He decided he needed to get work and fast. He couldn’t sleep on the street during winter that much was certain.</text:span></text:p>
      <text:p text:style-name="P62"><text:s text:c="5"/><text:span text:style-name="T471">Russ wondered where Chief would arrive in nine months. He had the time to try and guess </text:span><text:span text:style-name="T472">that was for sure.</text:span></text:p>
      <text:p text:style-name="P62"><text:s text:c="5"/><text:span text:style-name="T473">Nine months would come and go quickly. Russ wanted to hit the ground running as it were.</text:span></text:p>
      <text:p text:style-name="P62"><text:s text:c="5"/><text:span text:style-name="T474">Finding a mission, Russ had a place to stay for the night. He would find work in the morning.</text:span></text:p>
      <text:p text:style-name="P62"><text:s text:c="5"/>“<text:span text:style-name="T474">And who might you be?” A man asked Russ as he walked in.</text:span></text:p>
      <text:p text:style-name="P62"><text:s text:c="5"/><text:span text:style-name="T474">Russ looked at the man “Russ.” He said.</text:span></text:p>
      <text:p text:style-name="P62"><text:s text:c="5"/>“<text:span text:style-name="T474">No last name?”</text:span></text:p>
      <text:p text:style-name="P62"><text:s text:c="5"/><text:span text:style-name="T474">Russ shook his head. “Just Russ.”</text:span></text:p>
      <text:p text:style-name="P62"><text:s text:c="5"/>“<text:span text:style-name="T474">Suit yourself.” The man said. “You get three square meals a day here, the line starts at six pm. First come first serve.” He paused. “You sure you need this place? You’re dressed rather...warm.”</text:span></text:p>
      <text:p text:style-name="P62"><text:s text:c="5"/><text:span text:style-name="T474">Russ nodded. “Yeah, just for the night. Tomorrow I’ll be gone.”</text:span></text:p>
      <text:p text:style-name="P62"><text:s text:c="5"/>“<text:span text:style-name="T475">Suit yourself.” The man said. “Here’s a towel, don’t lose it. You lose it you buy it.”</text:span></text:p>
      <text:p text:style-name="P62"><text:s text:c="5"/>“<text:span text:style-name="T475">Understood.” Russ agre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8:29:23.509000000</dc:date>
    <meta:editing-cycles>507</meta:editing-cycles>
    <meta:generator>LibreOffice/7.4.1.2$Windows_X86_64 LibreOffice_project/3c58a8f3a960df8bc8fd77b461821e42c061c5f0</meta:generator>
    <meta:editing-duration>PT14H59M49S</meta:editing-duration>
    <meta:document-statistic meta:table-count="0" meta:image-count="0" meta:object-count="0" meta:page-count="74" meta:paragraph-count="965" meta:word-count="18624" meta:character-count="105213" meta:non-whitespace-character-count="82936"/>
  </office:meta>
</office:document-meta>
</file>